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20000023D7077279C10226D18.png" manifest:media-type="image/png"/>
  <manifest:file-entry manifest:full-path="Pictures/10000000000001320000023DE181D37790476157.pdf" manifest:media-type="application/pdf"/>
  <manifest:file-entry manifest:full-path="Pictures/1000000000000131000001501CD37642C34D507E.pdf" manifest:media-type="application/pdf"/>
  <manifest:file-entry manifest:full-path="Pictures/10000201000004A1000000D6C42F184C3BC15FB9.png" manifest:media-type="image/png"/>
  <manifest:file-entry manifest:full-path="Pictures/1000000000000132000000EEE1D6E3D84498D989.png" manifest:media-type="image/png"/>
  <manifest:file-entry manifest:full-path="Pictures/100000000000013100000150B3FDCAB24373AD5B.png" manifest:media-type="image/png"/>
  <manifest:file-entry manifest:full-path="Pictures/1000000000000132000000A4646EF3EE9F93C1EF.pdf" manifest:media-type="application/pdf"/>
  <manifest:file-entry manifest:full-path="Pictures/1000000000000132000000EED6182272A1747CAD.pdf" manifest:media-type="application/pdf"/>
  <manifest:file-entry manifest:full-path="Pictures/1000000000000132000000A4EBD681E8985036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cde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cm" svg:height="3.069cm" draw:z-index="4"><draw:image xlink:href="Pictures/10000201000004A1000000D6C42F184C3BC15FB9.png" xlink:type="simple" xlink:show="embed" xlink:actuate="onLoad" loext:mime-type="image/png"/></draw:frame><draw:frame draw:style-name="fr2" draw:name="Image21" text:anchor-type="paragraph" svg:x="0.887cm" svg:y="3.455cm" svg:width="6.63cm" svg:height="7.304cm" draw:z-index="0"><draw:image xlink:href="Pictures/1000000000000131000001501CD37642C34D507E.pdf" xlink:type="simple" xlink:show="embed" xlink:actuate="onLoad" loext:mime-type="application/pdf"/><draw:image xlink:href="Pictures/100000000000013100000150B3FDCAB24373AD5B.png" xlink:type="simple" xlink:show="embed" xlink:actuate="onLoad"/></draw:frame></text:p>
      <text:p text:style-name="Standard"><draw:frame draw:style-name="fr2" draw:name="Image24" text:anchor-type="paragraph" svg:x="9.668cm" svg:y="12.372cm" svg:width="6.641cm" svg:height="3.56cm" draw:z-index="3"><draw:image xlink:href="Pictures/1000000000000132000000A4646EF3EE9F93C1EF.pdf" xlink:type="simple" xlink:show="embed" xlink:actuate="onLoad" loext:mime-type="application/pdf"/><draw:image xlink:href="Pictures/1000000000000132000000A4EBD681E89850367D.png" xlink:type="simple" xlink:show="embed" xlink:actuate="onLoad"/></draw:frame><draw:frame draw:style-name="fr2" draw:name="Image22" text:anchor-type="paragraph" svg:x="0.887cm" svg:y="7.202cm" svg:width="6.599cm" svg:height="5.133cm" draw:z-index="1"><draw:image xlink:href="Pictures/1000000000000132000000EED6182272A1747CAD.pdf" xlink:type="simple" xlink:show="embed" xlink:actuate="onLoad" loext:mime-type="application/pdf"/><draw:image xlink:href="Pictures/1000000000000132000000EEE1D6E3D84498D989.png" xlink:type="simple" xlink:show="embed" xlink:actuate="onLoad"/></draw:frame><draw:frame draw:style-name="fr2" draw:name="Image23" text:anchor-type="paragraph" svg:x="9.44cm" svg:y="0.113cm" svg:width="6.548cm" svg:height="12.261cm" draw:z-index="2"><draw:image xlink:href="Pictures/10000000000001320000023DE181D37790476157.pdf" xlink:type="simple" xlink:show="embed" xlink:actuate="onLoad" loext:mime-type="application/pdf"/><draw:image xlink:href="Pictures/10000000000001320000023D7077279C10226D1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8T15:08:46.872464735</meta:creation-date>
    <dc:date>2021-01-26T11:57:37.221753862</dc:date>
    <meta:editing-duration>PT7M36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